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vilian</text:p>
          </table:table-cell>
          <table:table-cell/>
          <table:table-cell office:value-type="float" office:value="696969" calcext:value-type="float">
            <text:p>696969</text:p>
          </table:table-cell>
          <table:table-cell/>
          <table:table-cell table:formula="of:=COM.MICROSOFT.CONCAT([.A1];&quot;:{name:'&quot;;[.B1];&quot;',color:'#&quot;;[.D1];&quot;'}&quot;)" office:value-type="string" office:string-value="16:{name:'Civilian',color:'#696969'}" calcext:value-type="string">
            <text:p>16:{name:'Civilian',color:'#696969'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NP</text:p>
          </table:table-cell>
          <table:table-cell/>
          <table:table-cell office:value-type="string" calcext:value-type="string">
            <text:p>dcdcdc</text:p>
          </table:table-cell>
          <table:table-cell/>
          <table:table-cell table:formula="of:=COM.MICROSOFT.CONCAT([.A2];&quot;:{name:'&quot;;[.B2];&quot;',color:'#&quot;;[.D2];&quot;'}&quot;)" office:value-type="string" office:string-value="14:{name:'PNP',color:'#dcdcdc'}" calcext:value-type="string">
            <text:p>14:{name:'PNP',color:'#dcdcdc'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ivate armed groups</text:p>
          </table:table-cell>
          <table:table-cell/>
          <table:table-cell office:value-type="string" calcext:value-type="string">
            <text:p>556b2f</text:p>
          </table:table-cell>
          <table:table-cell/>
          <table:table-cell table:formula="of:=COM.MICROSOFT.CONCAT([.A3];&quot;:{name:'&quot;;[.B3];&quot;',color:'#&quot;;[.D3];&quot;'}&quot;)" office:value-type="string" office:string-value="15:{name:'Private armed groups',color:'#556b2f'}" calcext:value-type="string">
            <text:p>15:{name:'Private armed groups',color:'#556b2f'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rates</text:p>
          </table:table-cell>
          <table:table-cell/>
          <table:table-cell table:style-name="Default" office:value-type="string" calcext:value-type="string">
            <text:p>228b22</text:p>
          </table:table-cell>
          <table:table-cell/>
          <table:table-cell table:formula="of:=COM.MICROSOFT.CONCAT([.A4];&quot;:{name:'&quot;;[.B4];&quot;',color:'#&quot;;[.D4];&quot;'}&quot;)" office:value-type="string" office:string-value="13:{name:'Pirates',color:'#228b22'}" calcext:value-type="string">
            <text:p>13:{name:'Pirates',color:'#228b22'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amilitary</text:p>
          </table:table-cell>
          <table:table-cell/>
          <table:table-cell office:value-type="string" calcext:value-type="string">
            <text:p>7f0000</text:p>
          </table:table-cell>
          <table:table-cell/>
          <table:table-cell table:formula="of:=COM.MICROSOFT.CONCAT([.A5];&quot;:{name:'&quot;;[.B5];&quot;',color:'#&quot;;[.D5];&quot;'}&quot;)" office:value-type="string" office:string-value="12:{name:'Paramilitary',color:'#7f0000'}" calcext:value-type="string">
            <text:p>12:{name:'Paramilitary',color:'#7f0000'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ther paramilitary</text:p>
          </table:table-cell>
          <table:table-cell/>
          <table:table-cell office:value-type="float" office:value="808000" calcext:value-type="float">
            <text:p>808000</text:p>
          </table:table-cell>
          <table:table-cell/>
          <table:table-cell table:formula="of:=COM.MICROSOFT.CONCAT([.A6];&quot;:{name:'&quot;;[.B6];&quot;',color:'#&quot;;[.D6];&quot;'}&quot;)" office:value-type="string" office:string-value="11:{name:'Other paramilitary',color:'#808000'}" calcext:value-type="string">
            <text:p>11:{name:'Other paramilitary',color:'#808000'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ganized syndicates</text:p>
          </table:table-cell>
          <table:table-cell/>
          <table:table-cell office:value-type="string" calcext:value-type="string">
            <text:p>483d8b</text:p>
          </table:table-cell>
          <table:table-cell/>
          <table:table-cell table:formula="of:=COM.MICROSOFT.CONCAT([.A7];&quot;:{name:'&quot;;[.B7];&quot;',color:'#&quot;;[.D7];&quot;'}&quot;)" office:value-type="string" office:string-value="10:{name:'Organized syndicates',color:'#483d8b'}" calcext:value-type="string">
            <text:p>10:{name:'Organized syndicates',color:'#483d8b'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A</text:p>
          </table:table-cell>
          <table:table-cell/>
          <table:table-cell office:value-type="float" office:value="8080" calcext:value-type="float">
            <text:p>8080</text:p>
          </table:table-cell>
          <table:table-cell/>
          <table:table-cell table:formula="of:=COM.MICROSOFT.CONCAT([.A8];&quot;:{name:'&quot;;[.B8];&quot;',color:'#&quot;;[.D8];&quot;'}&quot;)" office:value-type="string" office:string-value="9:{name:'NPA',color:'#8080'}" calcext:value-type="string">
            <text:p>9:{name:'NPA',color:'#8080'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NLF</text:p>
          </table:table-cell>
          <table:table-cell/>
          <table:table-cell office:value-type="string" calcext:value-type="string">
            <text:p>cd853f</text:p>
          </table:table-cell>
          <table:table-cell/>
          <table:table-cell table:formula="of:=COM.MICROSOFT.CONCAT([.A9];&quot;:{name:'&quot;;[.B9];&quot;',color:'#&quot;;[.D9];&quot;'}&quot;)" office:value-type="string" office:string-value="8:{name:'MNLF',color:'#cd853f'}" calcext:value-type="string">
            <text:p>8:{name:'MNLF',color:'#cd853f'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LF</text:p>
          </table:table-cell>
          <table:table-cell/>
          <table:table-cell office:value-type="string" calcext:value-type="string">
            <text:p>4682b4</text:p>
          </table:table-cell>
          <table:table-cell/>
          <table:table-cell table:formula="of:=COM.MICROSOFT.CONCAT([.A10];&quot;:{name:'&quot;;[.B10];&quot;',color:'#&quot;;[.D10];&quot;'}&quot;)" office:value-type="string" office:string-value="7:{name:'MILF',color:'#4682b4'}" calcext:value-type="string">
            <text:p>7:{name:'MILF',color:'#4682b4'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maah Islamiyah</text:p>
          </table:table-cell>
          <table:table-cell/>
          <table:table-cell office:value-type="string" calcext:value-type="string">
            <text:p>9acd32</text:p>
          </table:table-cell>
          <table:table-cell/>
          <table:table-cell table:formula="of:=COM.MICROSOFT.CONCAT([.A11];&quot;:{name:'&quot;;[.B11];&quot;',color:'#&quot;;[.D11];&quot;'}&quot;)" office:value-type="string" office:string-value="6:{name:'Jemaah Islamiyah',color:'#9acd32'}" calcext:value-type="string">
            <text:p>6:{name:'Jemaah Islamiyah',color:'#9acd32'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ng</text:p>
          </table:table-cell>
          <table:table-cell/>
          <table:table-cell office:value-type="string" calcext:value-type="string">
            <text:p>00008b</text:p>
          </table:table-cell>
          <table:table-cell/>
          <table:table-cell table:formula="of:=COM.MICROSOFT.CONCAT([.A12];&quot;:{name:'&quot;;[.B12];&quot;',color:'#&quot;;[.D12];&quot;'}&quot;)" office:value-type="string" office:string-value="5:{name:'Gang',color:'#00008b'}" calcext:value-type="string">
            <text:p>5:{name:'Gang',color:'#00008b'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mer rebels</text:p>
          </table:table-cell>
          <table:table-cell/>
          <table:table-cell office:value-type="string" calcext:value-type="string">
            <text:p>8fbc8f</text:p>
          </table:table-cell>
          <table:table-cell/>
          <table:table-cell table:formula="of:=COM.MICROSOFT.CONCAT([.A13];&quot;:{name:'&quot;;[.B13];&quot;',color:'#&quot;;[.D13];&quot;'}&quot;)" office:value-type="string" office:string-value="4:{name:'Former rebels',color:'#8fbc8f'}" calcext:value-type="string">
            <text:p>4:{name:'Former rebels',color:'#8fbc8f'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FF/BIFM</text:p>
          </table:table-cell>
          <table:table-cell/>
          <table:table-cell office:value-type="float" office:value="800080" calcext:value-type="float">
            <text:p>800080</text:p>
          </table:table-cell>
          <table:table-cell/>
          <table:table-cell table:formula="of:=COM.MICROSOFT.CONCAT([.A14];&quot;:{name:'&quot;;[.B14];&quot;',color:'#&quot;;[.D14];&quot;'}&quot;)" office:value-type="string" office:string-value="3:{name:'BIFF/BIFM',color:'#800080'}" calcext:value-type="string">
            <text:p>3:{name:'BIFF/BIFM',color:'#800080'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P</text:p>
          </table:table-cell>
          <table:table-cell/>
          <table:table-cell office:value-type="string" calcext:value-type="string">
            <text:p>b03060</text:p>
          </table:table-cell>
          <table:table-cell/>
          <table:table-cell table:formula="of:=COM.MICROSOFT.CONCAT([.A15];&quot;:{name:'&quot;;[.B15];&quot;',color:'#&quot;;[.D15];&quot;'}&quot;)" office:value-type="string" office:string-value="2:{name:'AFP',color:'#b03060'}" calcext:value-type="string">
            <text:p>2:{name:'AFP',color:'#b03060'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u Sayyaf</text:p>
          </table:table-cell>
          <table:table-cell/>
          <table:table-cell office:value-type="string" calcext:value-type="string">
            <text:p>ff0000</text:p>
          </table:table-cell>
          <table:table-cell/>
          <table:table-cell table:formula="of:=COM.MICROSOFT.CONCAT([.A16];&quot;:{name:'&quot;;[.B16];&quot;',color:'#&quot;;[.D16];&quot;'}&quot;)" office:value-type="string" office:string-value="1:{name:'Abu Sayyaf',color:'#ff0000'}" calcext:value-type="string">
            <text:p>1:{name:'Abu Sayyaf',color:'#ff0000'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siness - agribusiness</text:p>
          </table:table-cell>
          <table:table-cell/>
          <table:table-cell office:value-type="string" calcext:value-type="string">
            <text:p>00ced1</text:p>
          </table:table-cell>
          <table:table-cell/>
          <table:table-cell table:formula="of:=COM.MICROSOFT.CONCAT([.A17];&quot;:{name:'&quot;;[.B17];&quot;',color:'#&quot;;[.D17];&quot;'}&quot;)" office:value-type="string" office:string-value="19:{name:'Business - agribusiness',color:'#00ced1'}" calcext:value-type="string">
            <text:p>19:{name:'Business - agribusiness',color:'#00ced1'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siness - construction</text:p>
          </table:table-cell>
          <table:table-cell/>
          <table:table-cell office:value-type="string" calcext:value-type="string">
            <text:p>ffa500</text:p>
          </table:table-cell>
          <table:table-cell/>
          <table:table-cell table:formula="of:=COM.MICROSOFT.CONCAT([.A18];&quot;:{name:'&quot;;[.B18];&quot;',color:'#&quot;;[.D18];&quot;'}&quot;)" office:value-type="string" office:string-value="20:{name:'Business - construction',color:'#ffa500'}" calcext:value-type="string">
            <text:p>20:{name:'Business - construction',color:'#ffa500'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siness - mining</text:p>
          </table:table-cell>
          <table:table-cell/>
          <table:table-cell office:value-type="string" calcext:value-type="string">
            <text:p>ffff00</text:p>
          </table:table-cell>
          <table:table-cell/>
          <table:table-cell table:formula="of:=COM.MICROSOFT.CONCAT([.A19];&quot;:{name:'&quot;;[.B19];&quot;',color:'#&quot;;[.D19];&quot;'}&quot;)" office:value-type="string" office:string-value="21:{name:'Business - mining',color:'#ffff00'}" calcext:value-type="string">
            <text:p>21:{name:'Business - mining',color:'#ffff00'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siness - commercial</text:p>
          </table:table-cell>
          <table:table-cell/>
          <table:table-cell office:value-type="string" calcext:value-type="string">
            <text:p>7fff00</text:p>
          </table:table-cell>
          <table:table-cell/>
          <table:table-cell table:formula="of:=COM.MICROSOFT.CONCAT([.A20];&quot;:{name:'&quot;;[.B20];&quot;',color:'#&quot;;[.D20];&quot;'}&quot;)" office:value-type="string" office:string-value="22:{name:'Business - commercial',color:'#7fff00'}" calcext:value-type="string">
            <text:p>22:{name:'Business - commercial',color:'#7fff00'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siness - telecommunications</text:p>
          </table:table-cell>
          <table:table-cell/>
          <table:table-cell office:value-type="string" calcext:value-type="string">
            <text:p>00ff7f</text:p>
          </table:table-cell>
          <table:table-cell/>
          <table:table-cell table:formula="of:=COM.MICROSOFT.CONCAT([.A21];&quot;:{name:'&quot;;[.B21];&quot;',color:'#&quot;;[.D21];&quot;'}&quot;)" office:value-type="string" office:string-value="23:{name:'Business - telecommunications',color:'#00ff7f'}" calcext:value-type="string">
            <text:p>23:{name:'Business - telecommunications',color:'#00ff7f'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ldren</text:p>
          </table:table-cell>
          <table:table-cell/>
          <table:table-cell office:value-type="string" calcext:value-type="string">
            <text:p>dc143c</text:p>
          </table:table-cell>
          <table:table-cell/>
          <table:table-cell table:formula="of:=COM.MICROSOFT.CONCAT([.A22];&quot;:{name:'&quot;;[.B22];&quot;',color:'#&quot;;[.D22];&quot;'}&quot;)" office:value-type="string" office:string-value="24:{name:'Children',color:'#dc143c'}" calcext:value-type="string">
            <text:p>24:{name:'Children',color:'#dc143c'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siness - logging</text:p>
          </table:table-cell>
          <table:table-cell/>
          <table:table-cell office:value-type="string" calcext:value-type="string">
            <text:p>0000ff</text:p>
          </table:table-cell>
          <table:table-cell/>
          <table:table-cell table:formula="of:=COM.MICROSOFT.CONCAT([.A23];&quot;:{name:'&quot;;[.B23];&quot;',color:'#&quot;;[.D23];&quot;'}&quot;)" office:value-type="string" office:string-value="25:{name:'Business - logging',color:'#0000ff'}" calcext:value-type="string">
            <text:p>25:{name:'Business - logging',color:'#0000ff'}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siness - trucking</text:p>
          </table:table-cell>
          <table:table-cell/>
          <table:table-cell office:value-type="string" calcext:value-type="string">
            <text:p>a020f0</text:p>
          </table:table-cell>
          <table:table-cell/>
          <table:table-cell table:formula="of:=COM.MICROSOFT.CONCAT([.A24];&quot;:{name:'&quot;;[.B24];&quot;',color:'#&quot;;[.D24];&quot;'}&quot;)" office:value-type="string" office:string-value="26:{name:'Business - trucking',color:'#a020f0'}" calcext:value-type="string">
            <text:p>26:{name:'Business - trucking',color:'#a020f0'}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siness - livestock</text:p>
          </table:table-cell>
          <table:table-cell/>
          <table:table-cell office:value-type="string" calcext:value-type="string">
            <text:p>ff00ff</text:p>
          </table:table-cell>
          <table:table-cell/>
          <table:table-cell table:formula="of:=COM.MICROSOFT.CONCAT([.A25];&quot;:{name:'&quot;;[.B25];&quot;',color:'#&quot;;[.D25];&quot;'}&quot;)" office:value-type="string" office:string-value="27:{name:'Business - livestock',color:'#ff00ff'}" calcext:value-type="string">
            <text:p>27:{name:'Business - livestock',color:'#ff00ff'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iness - unspecified</text:p>
          </table:table-cell>
          <table:table-cell/>
          <table:table-cell office:value-type="string" calcext:value-type="string">
            <text:p>1e90ff</text:p>
          </table:table-cell>
          <table:table-cell/>
          <table:table-cell table:formula="of:=COM.MICROSOFT.CONCAT([.A26];&quot;:{name:'&quot;;[.B26];&quot;',color:'#&quot;;[.D26];&quot;'}&quot;)" office:value-type="string" office:string-value="28:{name:'Business - unspecified',color:'#1e90ff'}" calcext:value-type="string">
            <text:p>28:{name:'Business - unspecified',color:'#1e90ff'}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amily/clan</text:p>
          </table:table-cell>
          <table:table-cell/>
          <table:table-cell office:value-type="string" calcext:value-type="string">
            <text:p>fa8072</text:p>
          </table:table-cell>
          <table:table-cell/>
          <table:table-cell table:formula="of:=COM.MICROSOFT.CONCAT([.A27];&quot;:{name:'&quot;;[.B27];&quot;',color:'#&quot;;[.D27];&quot;'}&quot;)" office:value-type="string" office:string-value="29:{name:'Family/clan',color:'#fa8072'}" calcext:value-type="string">
            <text:p>29:{name:'Family/clan',color:'#fa8072'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vernment-agencies</text:p>
          </table:table-cell>
          <table:table-cell/>
          <table:table-cell office:value-type="string" calcext:value-type="string">
            <text:p>dda0dd</text:p>
          </table:table-cell>
          <table:table-cell/>
          <table:table-cell table:formula="of:=COM.MICROSOFT.CONCAT([.A28];&quot;:{name:'&quot;;[.B28];&quot;',color:'#&quot;;[.D28];&quot;'}&quot;)" office:value-type="string" office:string-value="30:{name:'Government-agencies',color:'#dda0dd'}" calcext:value-type="string">
            <text:p>30:{name:'Government-agencies',color:'#dda0dd'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overnment-LGU</text:p>
          </table:table-cell>
          <table:table-cell/>
          <table:table-cell office:value-type="string" calcext:value-type="string">
            <text:p>ff1493</text:p>
          </table:table-cell>
          <table:table-cell/>
          <table:table-cell table:formula="of:=COM.MICROSOFT.CONCAT([.A29];&quot;:{name:'&quot;;[.B29];&quot;',color:'#&quot;;[.D29];&quot;'}&quot;)" office:value-type="string" office:string-value="31:{name:'Government-LGU',color:'#ff1493'}" calcext:value-type="string">
            <text:p>31:{name:'Government-LGU',color:'#ff1493'}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ibal leader</text:p>
          </table:table-cell>
          <table:table-cell/>
          <table:table-cell office:value-type="string" calcext:value-type="string">
            <text:p>7b68ee</text:p>
          </table:table-cell>
          <table:table-cell/>
          <table:table-cell table:formula="of:=COM.MICROSOFT.CONCAT([.A30];&quot;:{name:'&quot;;[.B30];&quot;',color:'#&quot;;[.D30];&quot;'}&quot;)" office:value-type="string" office:string-value="32:{name:'Tribal leader',color:'#7b68ee'}" calcext:value-type="string">
            <text:p>32:{name:'Tribal leader',color:'#7b68ee'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digenous peoples</text:p>
          </table:table-cell>
          <table:table-cell/>
          <table:table-cell office:value-type="string" calcext:value-type="string">
            <text:p>ee82ee</text:p>
          </table:table-cell>
          <table:table-cell/>
          <table:table-cell table:formula="of:=COM.MICROSOFT.CONCAT([.A31];&quot;:{name:'&quot;;[.B31];&quot;',color:'#&quot;;[.D31];&quot;'}&quot;)" office:value-type="string" office:string-value="33:{name:'Indigenous peoples',color:'#ee82ee'}" calcext:value-type="string">
            <text:p>33:{name:'Indigenous peoples',color:'#ee82ee'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ute Group</text:p>
          </table:table-cell>
          <table:table-cell/>
          <table:table-cell office:value-type="string" calcext:value-type="string">
            <text:p>98fb98</text:p>
          </table:table-cell>
          <table:table-cell/>
          <table:table-cell table:formula="of:=COM.MICROSOFT.CONCAT([.A32];&quot;:{name:'&quot;;[.B32];&quot;',color:'#&quot;;[.D32];&quot;'}&quot;)" office:value-type="string" office:string-value="34:{name:'Maute Group',color:'#98fb98'}" calcext:value-type="string">
            <text:p>34:{name:'Maute Group',color:'#98fb98'}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sar Al-Khilafa</text:p>
          </table:table-cell>
          <table:table-cell/>
          <table:table-cell office:value-type="string" calcext:value-type="string">
            <text:p>87cefa</text:p>
          </table:table-cell>
          <table:table-cell/>
          <table:table-cell table:formula="of:=COM.MICROSOFT.CONCAT([.A33];&quot;:{name:'&quot;;[.B33];&quot;',color:'#&quot;;[.D33];&quot;'}&quot;)" office:value-type="string" office:string-value="35:{name:'Ansar Al-Khilafa',color:'#87cefa'}" calcext:value-type="string">
            <text:p>35:{name:'Ansar Al-Khilafa',color:'#87cefa'}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awla Islamiya</text:p>
          </table:table-cell>
          <table:table-cell/>
          <table:table-cell office:value-type="string" calcext:value-type="string">
            <text:p>7fffd4</text:p>
          </table:table-cell>
          <table:table-cell/>
          <table:table-cell table:formula="of:=COM.MICROSOFT.CONCAT([.A34];&quot;:{name:'&quot;;[.B34];&quot;',color:'#&quot;;[.D34];&quot;'}&quot;)" office:value-type="string" office:string-value="36:{name:'Dawla Islamiya',color:'#7fffd4'}" calcext:value-type="string">
            <text:p>36:{name:'Dawla Islamiya',color:'#7fffd4'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09:51:44.940707297</meta:creation-date>
    <dc:date>2022-07-17T10:06:42.435169032</dc:date>
    <meta:editing-duration>PT1M27S</meta:editing-duration>
    <meta:editing-cycles>1</meta:editing-cycles>
    <meta:document-statistic meta:table-count="1" meta:cell-count="136" meta:object-count="0"/>
    <meta:generator>LibreOffice/7.3.4.2$Linux_X86_64 LibreOffice_project/30$Build-2</meta:generator>
  </office:meta>
</office:document-meta>
</file>